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8f2a1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row table:style-name="ro1">
          <table:table-cell office:value-type="string" calcext:value-type="string" table:number-columns-spanned="2" table:number-rows-spanned="1">
            <text:p>Siz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080" calcext:value-type="float">
            <text:p>1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09:05:44.416127414</meta:creation-date>
    <dc:date>2020-10-08T09:08:20.752061612</dc:date>
    <meta:editing-duration>PT2M37S</meta:editing-duration>
    <meta:editing-cycles>1</meta:editing-cycles>
    <meta:document-statistic meta:table-count="1" meta:cell-count="5" meta:object-count="0"/>
    <meta:generator>LibreOffice/6.1.5.2$Linux_ARM_EABI LibreOffice_project/10$Build-2</meta:generator>
  </office:meta>
</office:document-meta>
</file>